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Titre3" style:master-page-name="MP0" style:family="paragraph">
      <style:paragraph-properties fo:break-before="page" fo:border="0.0034in solid #D9D9E3" fo:padding="0in" style:shadow="none" fo:text-align="center"/>
    </style:style>
    <style:style style:name="T2" style:parent-style-name="Policepardéfaut" style:family="text">
      <style:text-properties style:font-name="Segoe UI" style:font-name-complex="Segoe UI" fo:font-size="15pt" style:font-size-asian="15pt" style:font-size-complex="15pt"/>
    </style:style>
    <style:style style:name="T3" style:parent-style-name="Policepardéfaut" style:family="text">
      <style:text-properties style:font-name="Segoe UI" style:font-name-complex="Segoe UI" fo:color="#FF0000" fo:font-size="15pt" style:font-size-asian="15pt" style:font-size-complex="15pt"/>
    </style:style>
    <style:style style:name="P4" style:parent-style-name="Titre3" style:family="paragraph">
      <style:paragraph-properties fo:border="0.0034in solid #D9D9E3" fo:padding="0in" style:shadow="none" fo:text-align="center"/>
      <style:text-properties style:font-name="Segoe UI" style:font-name-complex="Segoe UI" fo:font-size="15pt" style:font-size-asian="15pt" style:font-size-complex="15pt"/>
    </style:style>
    <style:style style:name="P5" style:parent-style-name="Titre3" style:family="paragraph">
      <style:paragraph-properties fo:border="0.0034in solid #D9D9E3" fo:padding="0in" style:shadow="none"/>
      <style:text-properties style:font-name="Segoe UI" style:font-name-complex="Segoe UI" fo:font-size="15pt" style:font-size-asian="15pt" style:font-size-complex="15pt"/>
    </style:style>
    <style:style style:name="P6" style:parent-style-name="Titre3" style:family="paragraph">
      <style:paragraph-properties fo:border="0.0034in solid #D9D9E3" fo:padding="0in" style:shadow="none"/>
      <style:text-properties style:font-name="Segoe UI" style:font-name-complex="Segoe UI" fo:font-size="15pt" style:font-size-asian="15pt" style:font-size-complex="15pt"/>
    </style:style>
    <style:style style:name="P7" style:parent-style-name="Titre3" style:family="paragraph">
      <style:paragraph-properties fo:border="0.0034in solid #D9D9E3" fo:padding="0in" style:shadow="none"/>
      <style:text-properties style:font-name="Segoe UI" style:font-name-complex="Segoe UI" fo:font-size="15pt" style:font-size-asian="15pt" style:font-size-complex="15pt"/>
    </style:style>
    <style:style style:name="P8"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9" style:parent-style-name="Élevé" style:family="text">
      <style:text-properties style:font-name="Segoe UI" style:font-name-complex="Segoe UI" fo:color="#374151"/>
    </style:style>
    <style:style style:name="P10"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1"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2"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3"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4"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15" style:parent-style-name="Élevé" style:family="text">
      <style:text-properties style:font-name="Segoe UI" style:font-name-complex="Segoe UI" fo:color="#374151"/>
    </style:style>
    <style:style style:name="P1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7"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8"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1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20"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21" style:parent-style-name="Élevé" style:family="text">
      <style:text-properties style:font-name="Segoe UI" style:font-name-complex="Segoe UI" fo:color="#374151"/>
    </style:style>
    <style:style style:name="P22"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23"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24"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25"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2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27"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28" style:parent-style-name="Élevé" style:family="text">
      <style:text-properties style:font-name="Segoe UI" style:font-name-complex="Segoe UI" fo:color="#374151"/>
    </style:style>
    <style:style style:name="P2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0"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1"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2"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3"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34" style:parent-style-name="Élevé" style:family="text">
      <style:text-properties style:font-name="Segoe UI" style:font-name-complex="Segoe UI" fo:color="#374151"/>
    </style:style>
    <style:style style:name="P35"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7"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8"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3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40"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41" style:parent-style-name="Élevé" style:family="text">
      <style:text-properties style:font-name="Segoe UI" style:font-name-complex="Segoe UI" fo:color="#374151"/>
    </style:style>
    <style:style style:name="P42"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43"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44"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45"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46"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47" style:parent-style-name="Élevé" style:family="text">
      <style:text-properties style:font-name="Segoe UI" style:font-name-complex="Segoe UI" fo:color="#374151"/>
    </style:style>
    <style:style style:name="P48"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4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0"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1"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2"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3"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4"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55" style:parent-style-name="Élevé" style:family="text">
      <style:text-properties style:font-name="Segoe UI" style:font-name-complex="Segoe UI" fo:color="#374151"/>
    </style:style>
    <style:style style:name="P5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7"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8"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5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60"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61"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62" style:parent-style-name="Titre3" style:family="paragraph">
      <style:paragraph-properties fo:border="0.0034in solid #D9D9E3" fo:padding="0in" style:shadow="none"/>
      <style:text-properties style:font-name="Segoe UI" style:font-name-complex="Segoe UI" fo:font-size="15pt" style:font-size-asian="15pt" style:font-size-complex="15pt"/>
    </style:style>
    <style:style style:name="P63"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64" style:parent-style-name="Élevé" style:family="text">
      <style:text-properties style:font-name="Segoe UI" style:font-name-complex="Segoe UI" fo:color="#374151"/>
    </style:style>
    <style:style style:name="T65" style:parent-style-name="Policepardéfaut" style:family="text">
      <style:text-properties style:font-name="Segoe UI" style:font-name-complex="Segoe UI" fo:color="#374151"/>
    </style:style>
    <style:style style:name="P66"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67" style:parent-style-name="Élevé" style:family="text">
      <style:text-properties style:font-name="Segoe UI" style:font-name-complex="Segoe UI" fo:color="#374151"/>
    </style:style>
    <style:style style:name="T68" style:parent-style-name="Policepardéfaut" style:family="text">
      <style:text-properties style:font-name="Segoe UI" style:font-name-complex="Segoe UI" fo:color="#374151"/>
    </style:style>
    <style:style style:name="P69"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70" style:parent-style-name="Élevé" style:family="text">
      <style:text-properties style:font-name="Segoe UI" style:font-name-complex="Segoe UI" fo:color="#374151"/>
    </style:style>
    <style:style style:name="T71" style:parent-style-name="Policepardéfaut" style:family="text">
      <style:text-properties style:font-name="Segoe UI" style:font-name-complex="Segoe UI" fo:color="#374151"/>
    </style:style>
    <style:style style:name="P72"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73" style:parent-style-name="Élevé" style:family="text">
      <style:text-properties style:font-name="Segoe UI" style:font-name-complex="Segoe UI" fo:color="#374151"/>
    </style:style>
    <style:style style:name="T74" style:parent-style-name="Policepardéfaut" style:family="text">
      <style:text-properties style:font-name="Segoe UI" style:font-name-complex="Segoe UI" fo:color="#374151"/>
    </style:style>
    <style:style style:name="P75"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76" style:parent-style-name="Élevé" style:family="text">
      <style:text-properties style:font-name="Segoe UI" style:font-name-complex="Segoe UI" fo:color="#374151"/>
    </style:style>
    <style:style style:name="T77" style:parent-style-name="Policepardéfaut" style:family="text">
      <style:text-properties style:font-name="Segoe UI" style:font-name-complex="Segoe UI" fo:color="#374151"/>
    </style:style>
    <style:style style:name="P78"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79" style:parent-style-name="Élevé" style:family="text">
      <style:text-properties style:font-name="Segoe UI" style:font-name-complex="Segoe UI" fo:color="#374151"/>
    </style:style>
    <style:style style:name="T80" style:parent-style-name="Policepardéfaut" style:family="text">
      <style:text-properties style:font-name="Segoe UI" style:font-name-complex="Segoe UI" fo:color="#374151"/>
    </style:style>
    <style:style style:name="P81"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82" style:parent-style-name="Élevé" style:family="text">
      <style:text-properties style:font-name="Segoe UI" style:font-name-complex="Segoe UI" fo:color="#374151"/>
    </style:style>
    <style:style style:name="T83" style:parent-style-name="Policepardéfaut" style:family="text">
      <style:text-properties style:font-name="Segoe UI" style:font-name-complex="Segoe UI" fo:color="#374151"/>
    </style:style>
    <style:style style:name="P84"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85" style:parent-style-name="Élevé" style:family="text">
      <style:text-properties style:font-name="Segoe UI" style:font-name-complex="Segoe UI" fo:color="#374151"/>
    </style:style>
    <style:style style:name="T86" style:parent-style-name="Policepardéfaut" style:family="text">
      <style:text-properties style:font-name="Segoe UI" style:font-name-complex="Segoe UI" fo:color="#374151"/>
    </style:style>
    <style:style style:name="P87" style:parent-style-name="NormalWeb" style:family="paragraph">
      <style:paragraph-properties fo:border="0.0034in solid #D9D9E3" fo:padding-top="0in" fo:padding-left="0.0694in" fo:padding-bottom="0in" fo:padding-right="0in" style:shadow="none" fo:margin-top="0in" fo:margin-bottom="0in"/>
      <style:text-properties fo:hyphenate="true"/>
    </style:style>
    <style:style style:name="T88" style:parent-style-name="Élevé" style:family="text">
      <style:text-properties style:font-name="Segoe UI" style:font-name-complex="Segoe UI" fo:color="#374151"/>
    </style:style>
    <style:style style:name="P8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90"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91"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92"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93"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94"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fo:color="#374151" fo:hyphenate="true"/>
    </style:style>
    <style:style style:name="P95" style:parent-style-name="NormalWeb" style:family="paragraph">
      <style:paragraph-properties fo:border="0.0034in solid #D9D9E3" fo:padding="0in" style:shadow="none" fo:margin-top="0.2083in" fo:margin-bottom="0in"/>
      <style:text-properties style:font-name="Segoe UI" style:font-name-complex="Segoe UI" fo:color="#374151"/>
    </style:style>
  </office:automatic-styles>
  <office:body>
    <office:text text:use-soft-page-breaks="true">
      <text:h text:style-name="P1" text:outline-level="3"><text:span text:style-name="T2">Projet Fil<text:s/></text:span><text:span text:style-name="T3">Rouge</text:span></text:h>
      <text:h text:style-name="P4" text:outline-level="3">MNS GARAGE</text:h>
      <text:h text:style-name="P5" text:outline-level="3"/>
      <text:h text:style-name="P6" text:outline-level="3"/>
      <text:h text:style-name="P7" text:outline-level="3">Modèle Conceptuel de Données (MCD) - avec les entités de location d'outils</text:h>
      <text:list text:style-name="LFO3" text:continue-numbering="true">
        <text:list-item>
          <text:p text:style-name="P8"><text:span text:style-name="T9">Garage</text:span></text:p>
          <text:list text:continue-numbering="true">
            <text:list-item>
              <text:p text:style-name="P10">garage id (PK)</text:p>
            </text:list-item>
            <text:list-item>
              <text:p text:style-name="P11">nom</text:p>
            </text:list-item>
            <text:list-item>
              <text:p text:style-name="P12">adresse</text:p>
            </text:list-item>
            <text:list-item>
              <text:p text:style-name="P13">...</text:p>
            </text:list-item>
          </text:list>
        </text:list-item>
        <text:list-item>
          <text:p text:style-name="P14"><text:span text:style-name="T15">Technicien</text:span></text:p>
          <text:list text:continue-numbering="true">
            <text:list-item>
              <text:p text:style-name="P16">technicien_id (PK)</text:p>
            </text:list-item>
            <text:list-item>
              <text:p text:style-name="P17">nom</text:p>
            </text:list-item>
            <text:list-item>
              <text:p text:style-name="P18">spécialité</text:p>
            </text:list-item>
            <text:list-item>
              <text:p text:style-name="P19">...</text:p>
            </text:list-item>
          </text:list>
        </text:list-item>
        <text:list-item>
          <text:p text:style-name="P20"><text:span text:style-name="T21">Véhicule</text:span></text:p>
          <text:list text:continue-numbering="true">
            <text:list-item>
              <text:p text:style-name="P22">vehicule_id (PK)</text:p>
            </text:list-item>
            <text:list-item>
              <text:p text:style-name="P23">marque</text:p>
            </text:list-item>
            <text:list-item>
              <text:p text:style-name="P24">modèle</text:p>
            </text:list-item>
            <text:list-item>
              <text:p text:style-name="P25">plaque immatriculation</text:p>
            </text:list-item>
            <text:list-item>
              <text:p text:style-name="P26">...</text:p>
            </text:list-item>
          </text:list>
        </text:list-item>
        <text:list-item>
          <text:p text:style-name="P27"><text:span text:style-name="T28">Outil</text:span></text:p>
          <text:list text:continue-numbering="true">
            <text:list-item>
              <text:p text:style-name="P29">outil id (PK)</text:p>
            </text:list-item>
            <text:list-item>
              <text:p text:style-name="P30">nom</text:p>
            </text:list-item>
            <text:list-item>
              <text:p text:style-name="P31">description</text:p>
            </text:list-item>
            <text:list-item>
              <text:p text:style-name="P32">...</text:p>
            </text:list-item>
          </text:list>
        </text:list-item>
        <text:list-item>
          <text:p text:style-name="P33"><text:span text:style-name="T34">Rendez-vous</text:span></text:p>
          <text:list text:continue-numbering="true">
            <text:list-item>
              <text:p text:style-name="P35">rdv_id (PK)</text:p>
            </text:list-item>
            <text:list-item>
              <text:p text:style-name="P36">vehicule_id (FK)</text:p>
            </text:list-item>
            <text:list-item>
              <text:p text:style-name="P37">technicien_id (FK)</text:p>
            </text:list-item>
            <text:list-item>
              <text:p text:style-name="P38">date_heure</text:p>
            </text:list-item>
            <text:list-item>
              <text:p text:style-name="P39">...</text:p>
            </text:list-item>
          </text:list>
        </text:list-item>
        <text:list-item>
          <text:p text:style-name="P40"><text:span text:style-name="T41">Client</text:span></text:p>
          <text:list text:continue-numbering="true">
            <text:list-item>
              <text:p text:style-name="P42">client id (PK)</text:p>
            </text:list-item>
            <text:list-item>
              <text:p text:style-name="P43">nom</text:p>
            </text:list-item>
            <text:list-item>
              <text:p text:style-name="P44">adresse</text:p>
            </text:list-item>
            <text:list-item>
              <text:p text:style-name="P45">...</text:p>
            </text:list-item>
          </text:list>
        </text:list-item>
        <text:list-item>
          <text:p text:style-name="P46"><text:span text:style-name="T47">Location_Vehicule</text:span></text:p>
          <text:list text:continue-numbering="true">
            <text:list-item>
              <text:p text:style-name="P48">location_vehicule_id (PK)</text:p>
            </text:list-item>
            <text:list-item>
              <text:p text:style-name="P49">vehicule_id (FK)</text:p>
            </text:list-item>
            <text:list-item>
              <text:p text:style-name="P50">client_id (FK)</text:p>
            </text:list-item>
            <text:list-item>
              <text:p text:style-name="P51">date_debut</text:p>
            </text:list-item>
            <text:list-item>
              <text:p text:style-name="P52">date_fin</text:p>
            </text:list-item>
            <text:list-item>
              <text:p text:style-name="P53">...</text:p>
            </text:list-item>
          </text:list>
        </text:list-item>
        <text:list-item>
          <text:p text:style-name="P54"><text:span text:style-name="T55">Location_Outil</text:span></text:p>
          <text:list text:continue-numbering="true">
            <text:list-item>
              <text:p text:style-name="P56">location_outil_id (PK)</text:p>
            </text:list-item>
            <text:list-item>
              <text:p text:style-name="P57">outil_id (FK)</text:p>
            </text:list-item>
            <text:list-item>
              <text:p text:style-name="P58">client_id (FK)</text:p>
            </text:list-item>
            <text:list-item>
              <text:p text:style-name="P59">date_debut</text:p>
            </text:list-item>
            <text:list-item>
              <text:p text:style-name="P60">date_fin</text:p>
            </text:list-item>
            <text:list-item>
              <text:p text:style-name="P61">...</text:p>
            </text:list-item>
          </text:list>
        </text:list-item>
      </text:list>
      <text:h text:style-name="P62" text:outline-level="3">Modèle Logique de Données (MLD) - avec les tables de location d'outils</text:h>
      <text:list text:style-name="LFO4" text:continue-numbering="true">
        <text:list-item>
          <text:p text:style-name="P63"><text:span text:style-name="T64">Garage</text:span><text:span text:style-name="T65"><text:s/>(&lt;u&gt;garage_id&lt;/u&gt;, nom, adresse, ...)</text:span></text:p>
        </text:list-item>
        <text:list-item>
          <text:p text:style-name="P66"><text:span text:style-name="T67">Technicien</text:span><text:span text:style-name="T68"><text:s/>(&lt;u&gt;technicien_id&lt;/u&gt;, nom, spécialité, ...)</text:span></text:p>
        </text:list-item>
        <text:list-item>
          <text:p text:style-name="P69"><text:span text:style-name="T70">Véhicule</text:span><text:span text:style-name="T71"><text:s/>(&lt;u&gt;vehicule_id&lt;/u&gt;, marque, modèle, plaque_immatriculation, ...)</text:span></text:p>
        </text:list-item>
        <text:list-item>
          <text:p text:style-name="P72"><text:span text:style-name="T73">Outil</text:span><text:span text:style-name="T74"><text:s/>(&lt;u&gt;outil_id&lt;/u&gt;, nom, description, ...)</text:span></text:p>
        </text:list-item>
        <text:list-item>
          <text:p text:style-name="P75"><text:span text:style-name="T76">Rendez-vous</text:span><text:span text:style-name="T77"><text:s/>(&lt;u&gt;rdv_id&lt;/u&gt;, vehicule_id, technicien_id, date_heure, ...)</text:span></text:p>
        </text:list-item>
        <text:list-item>
          <text:p text:style-name="P78"><text:span text:style-name="T79">Client</text:span><text:span text:style-name="T80"><text:s/>(&lt;u&gt;client_id&lt;/u&gt;, nom, adresse, ...)</text:span></text:p>
        </text:list-item>
        <text:list-item>
          <text:p text:style-name="P81"><text:span text:style-name="T82">Location_Vehicule</text:span><text:span text:style-name="T83"><text:s/>(&lt;u&gt;location_vehicule_id&lt;/u&gt;, vehicule_id, client_id, date_debut, date_fin, ...)</text:span></text:p>
        </text:list-item>
        <text:list-item>
          <text:p text:style-name="P84"><text:span text:style-name="T85">Location_Outil</text:span><text:span text:style-name="T86"><text:s/>(&lt;u&gt;location_outil_id&lt;/u&gt;, outil_id, client_id, date_debut, date_fin, ...)</text:span></text:p>
        </text:list-item>
        <text:list-item>
          <text:p text:style-name="P87"><text:span text:style-name="T88">Contraintes :</text:span></text:p>
          <text:list text:continue-numbering="true">
            <text:list-item>
              <text:p text:style-name="P89">Clé Etrangère (Rendez-vous.vehicule_id -&gt; Véhicule.vehicule_id)</text:p>
            </text:list-item>
            <text:list-item>
              <text:p text:style-name="P90">Clé Etrangere (Rendez-vous.technicien_id -&gt; Technicien.technicien_id)</text:p>
            </text:list-item>
            <text:list-item>
              <text:p text:style-name="P91">Clé Etrangere (Location_Vehicule.vehicule_id -&gt; Véhicule.vehicule_id)</text:p>
            </text:list-item>
            <text:list-item>
              <text:p text:style-name="P92">Cle Étrangere (Location_Vehicule.client_id -&gt; Client.client_id)</text:p>
            </text:list-item>
            <text:list-item>
              <text:p text:style-name="P93">Cle Étrangere (Location_Outil.outil_id -&gt; Outil.outil_id)</text:p>
            </text:list-item>
            <text:list-item>
              <text:p text:style-name="P94">Cle Étrangere (Location_Outil.client_id -&gt; Client.client_id)</text:p>
            </text:list-item>
          </text:list>
        </text:list-item>
      </text:list>
      <text:p text:style-name="P95">Ce modèle permet la gestion des locations d'outils en plus des véhicules dans le système de gestion du garage automobile. Les clients peuvent ainsi louer des outils pour une période déterminée en plus des véhicul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Révision" style:display-name="Révision"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gtay aliyev</meta:initial-creator>
    <dc:creator>ogtay aliyev</dc:creator>
    <meta:creation-date>2024-01-27T22:26:00Z</meta:creation-date>
    <dc:date>2024-01-27T22:36:00Z</dc:date>
    <meta:template xlink:href="Normal.dotm" xlink:type="simple"/>
    <meta:editing-cycles>4</meta:editing-cycles>
    <meta:editing-duration>PT600S</meta:editing-duration>
    <meta:document-statistic meta:page-count="2" meta:paragraph-count="3" meta:word-count="280" meta:character-count="1819" meta:row-count="12" meta:non-whitespace-character-count="1542"/>
  </office:meta>
</office:document-meta>
</file>